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" fo:font-size="34pt" style:font-size-asian="34pt" style:font-size-complex="34pt"/>
    </style:style>
    <style:style style:name="P3" style:family="paragraph">
      <style:paragraph-properties fo:text-align="center"/>
      <style:text-properties fo:font-size="34pt" style:font-size-asian="34pt" style:font-size-complex="34pt"/>
    </style:style>
    <style:style style:name="T1" style:family="text">
      <style:text-properties style:font-name="Comic Sans MS" fo:font-size="34pt" style:font-size-asian="34pt" style:font-size-complex="3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2.265cm" svg:height="17.7cm" svg:x="1.6cm" svg:y="1.8cm">
          <text:p text:style-name="P1"><text:span text:style-name="T1">Weak type langu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265cm" svg:height="17.7cm" svg:x="15.835cm" svg:y="1.8cm">
          <text:p text:style-name="P1"><text:span text:style-name="T1">Strong type languag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426cm" svg:height="5.7cm" svg:x="2.92cm" svg:y="4.3cm">
          <text:p text:style-name="P1"><text:span text:style-name="T1">Compile 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9.426cm" svg:height="8cm" svg:x="2.92cm" svg:y="10.7cm">
          <text:p text:style-name="P1"><text:span text:style-name="T1">Runtime 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9.426cm" svg:height="10.8cm" svg:x="17.26cm" svg:y="4.3cm">
          <text:p text:style-name="P1"><text:span text:style-name="T1">Compile 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9.426cm" svg:height="3cm" svg:x="17.26cm" svg:y="15.7cm">
          <text:p text:style-name="P1"><text:span text:style-name="T1">Runtime 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9-15T11:37:58.602506297</dc:date>
    <dc:creator>Okabe Kiwamu</dc:creator>
    <meta:editing-duration>PT1H46M1S</meta:editing-duration>
    <meta:editing-cycles>145</meta:editing-cycles>
    <meta:generator>LibreOffice/4.1.1.2$Linux_X86_64 LibreOffice_project/410m0$Build-2</meta:generator>
    <meta:document-statistic meta:object-count="6"/>
  </office:meta>
</office:document-meta>
</file>